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lumeau Register</text:p>
      <text:p text:style-name="P1"/>
      <text:p text:style-name="Standard">E3<text:tab/>T 123E|123<text:tab/>T 123|123E<text:tab/>T 123E|123F</text:p>
      <text:p text:style-name="Standard">F3<text:tab/>T 123|123F<text:tab/>T 123F|123<text:tab/></text:p>
      <text:p text:style-name="Standard">F#3<text:tab/>T 123F#|123<text:tab/>T 123|123F#<text:tab/>T 123F#|123F</text:p>
      <text:p text:style-name="Standard">G3<text:tab/>T 123|123</text:p>
      <text:p text:style-name="Standard">G#3<text:tab/>T 123|123G#<text:tab/>T 123G#|123</text:p>
      <text:p text:style-name="Standard">A3<text:tab/>T 123|12-</text:p>
      <text:p text:style-name="Standard">A#3<text:tab/>T 123|1--</text:p>
      <text:p text:style-name="Standard">B3<text:tab/>T 123|-2-</text:p>
      <text:p text:style-name="Standard">C4<text:tab/>T 123|---</text:p>
      <text:p text:style-name="Standard">C#4<text:tab/>T 123C#|---</text:p>
      <text:p text:style-name="Standard">D4<text:tab/>T 12-|---</text:p>
      <text:p text:style-name="Standard">D#4<text:tab/>T 12-|4---<text:tab/>T 12Eb-|---<text:tab/>T 1--|1--</text:p>
      <text:p text:style-name="Standard">E4<text:tab/>T 1--|---</text:p>
      <text:p text:style-name="Standard">F4<text:tab/>T ---|---</text:p>
      <text:p text:style-name="Standard">F#4<text:tab/>1--|---<text:tab/><text:tab/>T ---|34---</text:p>
      <text:p text:style-name="Standard">G4<text:tab/>---|---</text:p>
      <text:p text:style-name="Standard">G#4<text:tab/>G#---|---</text:p>
      <text:p text:style-name="Standard">A4<text:tab/>A---|---</text:p>
      <text:p text:style-name="Standard">A#4<text:tab/>R A---|---<text:tab/>A---|2---</text:p>
      <text:p text:style-name="Standard"/>
      <text:p text:style-name="P1">Clarion Register</text:p>
      <text:p text:style-name="P1"/>
      <text:p text:style-name="Standard">B4<text:tab/>RT 123E|123<text:tab/><text:tab/>RT 123|123E<text:tab/><text:tab/>RT 123E|123F</text:p>
      <text:p text:style-name="Standard">C5<text:tab/>RT 123|123F<text:tab/><text:tab/>RT 123F|123</text:p>
      <text:p text:style-name="Standard">C#5<text:tab/>RT 123F#|123<text:tab/><text:tab/>RT 123|123F#<text:tab/><text:tab/>RT 123F#|123F</text:p>
      <text:p text:style-name="Standard">D5<text:tab/>RT 123|123</text:p>
      <text:p text:style-name="Standard">D#5<text:tab/>RT 123|123G#<text:tab/><text:tab/>RT 123G#|123</text:p>
      <text:p text:style-name="Standard">E5<text:tab/>RT 123|12-</text:p>
      <text:p text:style-name="Standard">F5<text:tab/>RT 123|1--</text:p>
      <text:p text:style-name="Standard">F#5<text:tab/>RT 123|-2-<text:tab/><text:tab/>RT 123|1-B-</text:p>
      <text:p text:style-name="Standard">G5<text:tab/>RT 123|---</text:p>
      <text:p text:style-name="Standard">G#5<text:tab/>RT 123C#|---<text:tab/><text:tab/>RT 12-|12-</text:p>
      <text:p text:style-name="Standard">A5<text:tab/>RT 12-|---</text:p>
      <text:p text:style-name="Standard">A#5<text:tab/>RT 12-|4---<text:tab/><text:tab/>RT 12Eb-|---<text:tab/><text:tab/>RT 1--|1--<text:tab/>RT 1--|-2-<text:tab/></text:p>
      <text:p text:style-name="Standard">B5<text:tab/>RT 1--|---</text:p>
      <text:p text:style-name="Standard">C6<text:tab/>RT ---|---</text:p>
      <text:p text:style-name="Standard"/>
      <text:p text:style-name="P1">Lower Altissimo Register</text:p>
      <text:p text:style-name="P1"/>
      <text:p text:style-name="Standard">C#6<text:tab/>RT -23|12-</text:p>
      <text:p text:style-name="Standard">D6<text:tab/>RT -23|1--G#<text:tab/><text:tab/>RT G#---|4---<text:tab/><text:tab/>RT G#---|---</text:p>
      <text:p text:style-name="Standard">D#6<text:tab/>RT -23|1-B-G#<text:tab/><text:tab/>RT -23|--3G#<text:tab/><text:tab/>RT -23|-2-G#</text:p>
      <text:p text:style-name="Standard">E6<text:tab/>RT -23|---G#</text:p>
      <text:p text:style-name="Standard">F6<text:tab/>RT -23C#|---G#<text:tab/><text:tab/>RT 123C#|123</text:p>
      <text:p text:style-name="Standard">F#6<text:tab/>RT -2-|---G#<text:tab/><text:tab/>RT 12-|4---G#<text:tab/><text:tab/>RT 12-|123G#<text:tab/></text:p>
      <text:p text:style-name="Standard">G6<text:tab/>RT -2-|12-G#<text:tab/><text:tab/>RT 1--|12-G#<text:tab/><text:tab/>RT --3C#|---F#<text:tab/><text:tab/>RT -2-|4---G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10-08-26T16:52:54</meta:creation-date>
    <dc:date>2010-08-26T16:55:14</dc:date>
    <dc:language>ru-RU</dc:language>
    <meta:editing-cycles>3</meta:editing-cycles>
    <meta:editing-duration>PT2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3" meta:word-count="258" meta:character-count="1013"/>
  </office:meta>
</office:document-meta>
</file>